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2.517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2.293cm"/>
    </style:style>
    <style:style style:name="co6" style:family="table-column">
      <style:table-column-properties fo:break-before="auto" style:column-width="2.125cm"/>
    </style:style>
    <style:style style:name="co7" style:family="table-column">
      <style:table-column-properties fo:break-before="auto" style:column-width="2.097cm"/>
    </style:style>
    <style:style style:name="co8" style:family="table-column">
      <style:table-column-properties fo:break-before="auto" style:column-width="2.154cm"/>
    </style:style>
    <style:style style:name="co9" style:family="table-column">
      <style:table-column-properties fo:break-before="auto" style:column-width="1.77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number-columns-repeated="246" table:default-cell-style-name="Default"/>
        <table:table-column table:style-name="co10" table:number-columns-repeated="768" table:default-cell-style-name="Default"/>
        <table:table-row table:style-name="ro1">
          <table:table-cell table:style-name="ce1" office:value-type="string">
            <text:p>ARMY</text:p>
          </table:table-cell>
          <table:table-cell table:style-name="ce1" office:value-type="string">
            <text:p>MARINE</text:p>
          </table:table-cell>
          <table:table-cell table:style-name="ce1" office:value-type="string">
            <text:p>MERCHANT</text:p>
          </table:table-cell>
          <table:table-cell table:style-name="ce1" office:value-type="string">
            <text:p>NAVY</text:p>
          </table:table-cell>
          <table:table-cell table:style-name="ce1" office:value-type="string">
            <text:p>OTHER</text:p>
          </table:table-cell>
          <table:table-cell table:style-name="ce1" office:value-type="string">
            <text:p>SCOUT</text:p>
          </table:table-cell>
          <table:table-cell table:style-name="ce1" office:value-type="string">
            <text:p>SKYRIG</text:p>
          </table:table-cell>
          <table:table-cell table:style-name="ce1" office:value-type="string">
            <text:p>SOLOMANI</text:p>
          </table:table-cell>
          <table:table-cell table:style-name="ce1" office:value-type="string">
            <text:p>SPINWARD</text:p>
          </table:table-cell>
          <table:table-cell table:style-name="ce1" office:value-type="string">
            <text:p>HARDWARE</text:p>
          </table:table-cell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SB</text:p>
          </table:table-cell>
          <table:table-cell office:value-type="string">
            <text:p>MACR</text:p>
          </table:table-cell>
          <table:table-cell office:value-type="string">
            <text:p>Passenger</text:p>
          </table:table-cell>
          <table:table-cell office:value-type="string">
            <text:p>Budget</text:p>
          </table:table-cell>
          <table:table-cell office:value-type="string">
            <text:p>Detection</text:p>
          </table:table-cell>
          <table:table-cell office:value-type="string">
            <text:p>Orbital</text:p>
          </table:table-cell>
          <table:table-cell office:value-type="string">
            <text:p>Regina</text:p>
          </table:table-cell>
          <table:table-cell table:number-columns-repeated="2" office:value-type="string">
            <text:p>Bases</text:p>
          </table:table-cell>
          <table:table-cell office:value-type="string">
            <text:p>CRAFT</text:p>
          </table:table-cell>
          <table:table-cell table:number-columns-repeated="1014"/>
        </table:table-row>
        <table:table-row table:style-name="ro1">
          <table:table-cell office:value-type="string">
            <text:p>BEs</text:p>
          </table:table-cell>
          <table:table-cell office:value-type="string">
            <text:p>MLR</text:p>
          </table:table-cell>
          <table:table-cell office:value-type="string">
            <text:p>Traders</text:p>
          </table:table-cell>
          <table:table-cell office:value-type="string">
            <text:p>Planetary</text:p>
          </table:table-cell>
          <table:table-cell office:value-type="string">
            <text:p>TravelZone</text:p>
          </table:table-cell>
          <table:table-cell office:value-type="string">
            <text:p>World</text:p>
          </table:table-cell>
          <table:table-cell office:value-type="string">
            <text:p>ROUP*</text:p>
          </table:table-cell>
          <table:table-cell table:number-columns-repeated="2" office:value-type="string">
            <text:p>Mainworld</text:p>
          </table:table-cell>
          <table:table-cell office:value-type="string">
            <text:p>ROBOTS</text:p>
          </table:table-cell>
          <table:table-cell table:number-columns-repeated="1014"/>
        </table:table-row>
        <table:table-row table:style-name="ro1">
          <table:table-cell office:value-type="string">
            <text:p>BCD</text:p>
          </table:table-cell>
          <table:table-cell office:value-type="string">
            <text:p>MCC</text:p>
          </table:table-cell>
          <table:table-cell office:value-type="string">
            <text:p>Trading</text:p>
          </table:table-cell>
          <table:table-cell office:value-type="string">
            <text:p>Ship</text:p>
          </table:table-cell>
          <table:table-cell office:value-type="string">
            <text:p>Political</text:p>
          </table:table-cell>
          <table:table-cell office:value-type="string">
            <text:p>Cultural</text:p>
          </table:table-cell>
          <table:table-cell office:value-type="string">
            <text:p>Feri*</text:p>
          </table:table-cell>
          <table:table-cell table:number-columns-repeated="2" office:value-type="string">
            <text:p>Navigators</text:p>
          </table:table-cell>
          <table:table-cell office:value-type="string">
            <text:p>SHIPS</text:p>
          </table:table-cell>
          <table:table-cell table:number-columns-repeated="1014"/>
        </table:table-row>
        <table:table-row table:style-name="ro1">
          <table:table-cell office:value-type="string">
            <text:p>Brigades</text:p>
          </table:table-cell>
          <table:table-cell office:value-type="string">
            <text:p>MST</text:p>
          </table:table-cell>
          <table:table-cell office:value-type="string">
            <text:p>Masking</text:p>
          </table:table-cell>
          <table:table-cell office:value-type="string">
            <text:p>Squadron</text:p>
          </table:table-cell>
          <table:table-cell office:value-type="string">
            <text:p>Calendar</text:p>
          </table:table-cell>
          <table:table-cell office:value-type="string">
            <text:p>Animal</text:p>
          </table:table-cell>
          <table:table-cell office:value-type="string">
            <text:p>Boughene</text:p>
          </table:table-cell>
          <table:table-cell table:number-columns-repeated="2" office:value-type="string">
            <text:p>Political</text:p>
          </table:table-cell>
          <table:table-cell office:value-type="string">
            <text:p>VEHICLES</text:p>
          </table:table-cell>
          <table:table-cell table:number-columns-repeated="1014"/>
        </table:table-row>
        <table:table-row table:style-name="ro1">
          <table:table-cell office:value-type="string">
            <text:p>Divisions</text:p>
          </table:table-cell>
          <table:table-cell office:value-type="string">
            <text:p>MGD</text:p>
          </table:table-cell>
          <table:table-cell office:value-type="string">
            <text:p>Ports</text:p>
          </table:table-cell>
          <table:table-cell office:value-type="string">
            <text:p>Fleet</text:p>
          </table:table-cell>
          <table:table-cell office:value-type="string">
            <text:p>Cargo</text:p>
          </table:table-cell>
          <table:table-cell office:value-type="string">
            <text:p>System</text:p>
          </table:table-cell>
          <table:table-cell office:value-type="string">
            <text:p>EFATE</text:p>
          </table:table-cell>
          <table:table-cell table:number-columns-repeated="2" office:value-type="string">
            <text:p>Neighbours</text:p>
          </table:table-cell>
          <table:table-cell office:value-type="string">
            <text:p>EQUIPMENT</text:p>
          </table:table-cell>
          <table:table-cell table:number-columns-repeated="1014"/>
        </table:table-row>
        <table:table-row table:style-name="ro1">
          <table:table-cell office:value-type="string">
            <text:p>GTS</text:p>
          </table:table-cell>
          <table:table-cell office:value-type="string">
            <text:p>Embassies</text:p>
          </table:table-cell>
          <table:table-cell office:value-type="string">
            <text:p>Contracts</text:p>
          </table:table-cell>
          <table:table-cell office:value-type="string">
            <text:p>Depots</text:p>
          </table:table-cell>
          <table:table-cell office:value-type="string">
            <text:p>Cash</text:p>
          </table:table-cell>
          <table:table-cell office:value-type="string">
            <text:p>Tech</text:p>
          </table:table-cell>
          <table:table-cell office:value-type="string">
            <text:p>Lysen</text:p>
          </table:table-cell>
          <table:table-cell table:number-columns-repeated="2" office:value-type="string">
            <text:p>SDBs</text:p>
          </table:table-cell>
          <table:table-cell office:value-type="string">
            <text:p>Selling</text:p>
          </table:table-cell>
          <table:table-cell table:number-columns-repeated="1014"/>
        </table:table-row>
        <table:table-row table:style-name="ro1">
          <table:table-cell office:value-type="string">
            <text:p>LAB</text:p>
          </table:table-cell>
          <table:table-cell office:value-type="string">
            <text:p>Nobles</text:p>
          </table:table-cell>
          <table:table-cell office:value-type="string">
            <text:p>Stores</text:p>
          </table:table-cell>
          <table:table-cell office:value-type="string">
            <text:p>UPP</text:p>
          </table:table-cell>
          <table:table-cell office:value-type="string">
            <text:p>Bars</text:p>
          </table:table-cell>
          <table:table-cell office:value-type="string">
            <text:p>WayStations</text:p>
          </table:table-cell>
          <table:table-cell office:value-type="string">
            <text:p>JEWELL</text:p>
          </table:table-cell>
          <table:table-cell table:number-columns-repeated="2" office:value-type="string">
            <text:p>Stars</text:p>
          </table:table-cell>
          <table:table-cell office:value-type="string">
            <text:p>Repairing</text:p>
          </table:table-cell>
          <table:table-cell table:number-columns-repeated="1014"/>
        </table:table-row>
        <table:table-row table:style-name="ro1">
          <table:table-cell office:value-type="string">
            <text:p>LIB</text:p>
          </table:table-cell>
          <table:table-cell office:value-type="string">
            <text:p>Missions</text:p>
          </table:table-cell>
          <table:table-cell office:value-type="string">
            <text:p>Cargo</text:p>
          </table:table-cell>
          <table:table-cell office:value-type="string">
            <text:p>Repairs</text:p>
          </table:table-cell>
          <table:table-cell office:value-type="string">
            <text:p>TAS</text:p>
          </table:table-cell>
          <table:table-cell office:value-type="string">
            <text:p>Bases</text:p>
          </table:table-cell>
          <table:table-cell office:value-type="string">
            <text:p>Cargoes</text:p>
          </table:table-cell>
          <table:table-cell table:number-columns-repeated="2" office:value-type="string">
            <text:p>Travellers</text:p>
          </table:table-cell>
          <table:table-cell office:value-type="string">
            <text:p>Scrounging</text:p>
          </table:table-cell>
          <table:table-cell table:number-columns-repeated="1014"/>
        </table:table-row>
        <table:table-row table:style-name="ro1">
          <table:table-cell office:value-type="string">
            <text:p>RIB</text:p>
          </table:table-cell>
          <table:table-cell office:value-type="string">
            <text:p>Recon</text:p>
          </table:table-cell>
          <table:table-cell office:value-type="string">
            <text:p>Companies</text:p>
          </table:table-cell>
          <table:table-cell office:value-type="string">
            <text:p>Training</text:p>
          </table:table-cell>
          <table:table-cell office:value-type="string">
            <text:p>Shows</text:p>
          </table:table-cell>
          <table:table-cell office:value-type="string">
            <text:p>Dives</text:p>
          </table:table-cell>
          <table:table-cell office:value-type="string">
            <text:p>Passengers</text:p>
          </table:table-cell>
          <table:table-cell office:value-type="string">
            <text:p>SolSec</text:p>
          </table:table-cell>
          <table:table-cell office:value-type="string">
            <text:p>CSB</text:p>
          </table:table-cell>
          <table:table-cell office:value-type="string">
            <text:p>Detec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BOX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PLANS</text:p>
          </table:table-cell>
          <table:table-cell table:style-name="ce1" office:value-type="string">
            <text:p>COUNTERS</text:p>
          </table:table-cell>
          <table:table-cell table:style-name="ce1" office:value-type="string">
            <text:p>BASES</text:p>
          </table:table-cell>
          <table:table-cell table:style-name="ce1" office:value-type="string">
            <text:p>GSN</text:p>
          </table:table-cell>
          <table:table-cell table:number-columns-repeated="1018"/>
        </table:table-row>
        <table:table-row table:style-name="ro1">
          <table:table-cell office:value-type="string">
            <text:p>ARMY</text:p>
          </table:table-cell>
          <table:table-cell table:style-name="ce2" office:value-type="string">
            <text:p>BATs</text:p>
          </table:table-cell>
          <table:table-cell office:value-type="string">
            <text:p>CR=60</text:p>
          </table:table-cell>
          <table:table-cell office:value-type="string">
            <text:p>GRUNTS</text:p>
          </table:table-cell>
          <table:table-cell table:style-name="ce3" office:value-type="string">
            <text:p>A1-A5</text:p>
          </table:table-cell>
          <table:table-cell office:value-type="string">
            <text:p>DEFEND</text:p>
          </table:table-cell>
          <table:table-cell table:number-columns-repeated="1018"/>
        </table:table-row>
        <table:table-row table:style-name="ro1">
          <table:table-cell office:value-type="string">
            <text:p>MARINE</text:p>
          </table:table-cell>
          <table:table-cell office:value-type="string">
            <text:p>REGs</text:p>
          </table:table-cell>
          <table:table-cell office:value-type="string">
            <text:p>CA=50</text:p>
          </table:table-cell>
          <table:table-cell table:style-name="ce3" office:value-type="string">
            <text:p>TROOPS</text:p>
          </table:table-cell>
          <table:table-cell office:value-type="string">
            <text:p>M1-M5</text:p>
          </table:table-cell>
          <table:table-cell office:value-type="string">
            <text:p>STRIKE</text:p>
          </table:table-cell>
          <table:table-cell table:number-columns-repeated="1018"/>
        </table:table-row>
        <table:table-row table:style-name="ro1">
          <table:table-cell office:value-type="string">
            <text:p>NAVY</text:p>
          </table:table-cell>
          <table:table-cell office:value-type="string">
            <text:p>RONs</text:p>
          </table:table-cell>
          <table:table-cell office:value-type="string">
            <text:p>CM2=50</text:p>
          </table:table-cell>
          <table:table-cell office:value-type="string">
            <text:p>SQUADRONS</text:p>
          </table:table-cell>
          <table:table-cell office:value-type="string">
            <text:p>N1-N5</text:p>
          </table:table-cell>
          <table:table-cell office:value-type="string">
            <text:p>PATROL</text:p>
          </table:table-cell>
          <table:table-cell table:number-columns-repeated="1018"/>
        </table:table-row>
        <table:table-row table:style-name="ro1">
          <table:table-cell office:value-type="string">
            <text:p>SCOUT</text:p>
          </table:table-cell>
          <table:table-cell office:value-type="string">
            <text:p>BASs</text:p>
          </table:table-cell>
          <table:table-cell office:value-type="string">
            <text:p>CS=50</text:p>
          </table:table-cell>
          <table:table-cell office:value-type="string">
            <text:p>SOCIAL</text:p>
          </table:table-cell>
          <table:table-cell office:value-type="string">
            <text:p>S1-S5</text:p>
          </table:table-cell>
          <table:table-cell office:value-type="string">
            <text:p>POLITIC</text:p>
          </table:table-cell>
          <table:table-cell table:number-columns-repeated="1018"/>
        </table:table-row>
        <table:table-row table:style-name="ro1">
          <table:table-cell office:value-type="string">
            <text:p>OTHER</text:p>
          </table:table-cell>
          <table:table-cell office:value-type="string">
            <text:p>PORs</text:p>
          </table:table-cell>
          <table:table-cell office:value-type="string">
            <text:p>CU=45</text:p>
          </table:table-cell>
          <table:table-cell office:value-type="string">
            <text:p>MASKING</text:p>
          </table:table-cell>
          <table:table-cell office:value-type="string">
            <text:p>O1-O5</text:p>
          </table:table-cell>
          <table:table-cell office:value-type="string">
            <text:p>TRAVEL</text:p>
          </table:table-cell>
          <table:table-cell table:number-columns-repeated="1018"/>
        </table:table-row>
        <table:table-row table:style-name="ro1">
          <table:table-cell office:value-type="string">
            <text:p>MERCHANT</text:p>
          </table:table-cell>
          <table:table-cell office:value-type="string">
            <text:p>MEGs</text:p>
          </table:table-cell>
          <table:table-cell office:value-type="string">
            <text:p>CC=90</text:p>
          </table:table-cell>
          <table:table-cell office:value-type="string">
            <text:p>CARGO</text:p>
          </table:table-cell>
          <table:table-cell office:value-type="string">
            <text:p>T1-T5</text:p>
          </table:table-cell>
          <table:table-cell office:value-type="string">
            <text:p>TRADE</text:p>
          </table:table-cell>
          <table:table-cell table:number-columns-repeated="1018"/>
        </table:table-row>
        <table:table-row table:style-name="ro1">
          <table:table-cell office:value-type="string">
            <text:p>SKYRIG</text:p>
          </table:table-cell>
          <table:table-cell office:value-type="string">
            <text:p>ROUTE</text:p>
          </table:table-cell>
          <table:table-cell office:value-type="string">
            <text:p>JT-300</text:p>
          </table:table-cell>
          <table:table-cell office:value-type="string">
            <text:p>ALL</text:p>
          </table:table-cell>
          <table:table-cell/>
          <table:table-cell office:value-type="string">
            <text:p>TRIP</text:p>
          </table:table-cell>
          <table:table-cell table:number-columns-repeated="1018"/>
        </table:table-row>
        <table:table-row table:style-name="ro1">
          <table:table-cell office:value-type="string">
            <text:p>SOLOMANI</text:p>
          </table:table-cell>
          <table:table-cell office:value-type="string">
            <text:p>POL</text:p>
          </table:table-cell>
          <table:table-cell office:value-type="string">
            <text:p>CM=50</text:p>
          </table:table-cell>
          <table:table-cell office:value-type="string">
            <text:p>WORLD</text:p>
          </table:table-cell>
          <table:table-cell/>
          <table:table-cell office:value-type="string">
            <text:p>FLEETS</text:p>
          </table:table-cell>
          <table:table-cell table:number-columns-repeated="1018"/>
        </table:table-row>
        <table:table-row table:style-name="ro1">
          <table:table-cell office:value-type="string">
            <text:p>SPINWARD</text:p>
          </table:table-cell>
          <table:table-cell office:value-type="string">
            <text:p>POL</text:p>
          </table:table-cell>
          <table:table-cell office:value-type="string">
            <text:p>CM=50</text:p>
          </table:table-cell>
          <table:table-cell office:value-type="string">
            <text:p>WORLD</text:p>
          </table:table-cell>
          <table:table-cell/>
          <table:table-cell office:value-type="string">
            <text:p>FLEET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POSITION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HOME</text:p>
          </table:table-cell>
          <table:table-cell table:style-name="ce1" office:value-type="string">
            <text:p>PREVIOUS</text:p>
          </table:table-cell>
          <table:table-cell table:style-name="ce1" office:value-type="string">
            <text:p>CODE</text:p>
          </table:table-cell>
          <table:table-cell table:number-columns-repeated="1019"/>
        </table:table-row>
        <table:table-row table:style-name="ro1">
          <table:table-cell office:value-type="string">
            <text:p>Captain</text:p>
          </table:table-cell>
          <table:table-cell office:value-type="string">
            <text:p>PORT</text:p>
          </table:table-cell>
          <table:table-cell office:value-type="string">
            <text:p>Regina</text:p>
          </table:table-cell>
          <table:table-cell office:value-type="string">
            <text:p>Navy</text:p>
          </table:table-cell>
          <table:table-cell office:value-type="string">
            <text:p>B1</text:p>
          </table:table-cell>
          <table:table-cell table:number-columns-repeated="1019"/>
        </table:table-row>
        <table:table-row table:style-name="ro1">
          <table:table-cell office:value-type="string">
            <text:p>Navigator</text:p>
          </table:table-cell>
          <table:table-cell office:value-type="string">
            <text:p>NAVI</text:p>
          </table:table-cell>
          <table:table-cell office:value-type="string">
            <text:p>ROUP*</text:p>
          </table:table-cell>
          <table:table-cell office:value-type="string">
            <text:p>Scout</text:p>
          </table:table-cell>
          <table:table-cell office:value-type="string">
            <text:p>B2</text:p>
          </table:table-cell>
          <table:table-cell table:number-columns-repeated="1019"/>
        </table:table-row>
        <table:table-row table:style-name="ro1">
          <table:table-cell office:value-type="string">
            <text:p>Doctor</text:p>
          </table:table-cell>
          <table:table-cell office:value-type="string">
            <text:p>MEDI</text:p>
          </table:table-cell>
          <table:table-cell office:value-type="string">
            <text:p>Feri</text:p>
          </table:table-cell>
          <table:table-cell office:value-type="string">
            <text:p>Other</text:p>
          </table:table-cell>
          <table:table-cell office:value-type="string">
            <text:p>F2</text:p>
          </table:table-cell>
          <table:table-cell table:number-columns-repeated="1019"/>
        </table:table-row>
        <table:table-row table:style-name="ro1">
          <table:table-cell office:value-type="string">
            <text:p>Purser</text:p>
          </table:table-cell>
          <table:table-cell office:value-type="string">
            <text:p>WTN</text:p>
          </table:table-cell>
          <table:table-cell office:value-type="string">
            <text:p>Boughene</text:p>
          </table:table-cell>
          <table:table-cell office:value-type="string">
            <text:p>Merchant</text:p>
          </table:table-cell>
          <table:table-cell office:value-type="string">
            <text:p>F1</text:p>
          </table:table-cell>
          <table:table-cell table:number-columns-repeated="1019"/>
        </table:table-row>
        <table:table-row table:style-name="ro1">
          <table:table-cell office:value-type="string">
            <text:p>Engineer</text:p>
          </table:table-cell>
          <table:table-cell office:value-type="string">
            <text:p>TECH</text:p>
          </table:table-cell>
          <table:table-cell office:value-type="string">
            <text:p>EFATE</text:p>
          </table:table-cell>
          <table:table-cell office:value-type="string">
            <text:p>Army</text:p>
          </table:table-cell>
          <table:table-cell office:value-type="string">
            <text:p>E1</text:p>
          </table:table-cell>
          <table:table-cell table:number-columns-repeated="1019"/>
        </table:table-row>
        <table:table-row table:style-name="ro1">
          <table:table-cell office:value-type="string">
            <text:p>SensOp</text:p>
          </table:table-cell>
          <table:table-cell office:value-type="string">
            <text:p>SCAN</text:p>
          </table:table-cell>
          <table:table-cell office:value-type="string">
            <text:p>Lysen</text:p>
          </table:table-cell>
          <table:table-cell office:value-type="string">
            <text:p>Army</text:p>
          </table:table-cell>
          <table:table-cell office:value-type="string">
            <text:p>E2</text:p>
          </table:table-cell>
          <table:table-cell table:number-columns-repeated="1019"/>
        </table:table-row>
        <table:table-row table:style-name="ro1">
          <table:table-cell office:value-type="string">
            <text:p>Gunner</text:p>
          </table:table-cell>
          <table:table-cell office:value-type="string">
            <text:p>RISK</text:p>
          </table:table-cell>
          <table:table-cell office:value-type="string">
            <text:p>JEWELL</text:p>
          </table:table-cell>
          <table:table-cell office:value-type="string">
            <text:p>Marine</text:p>
          </table:table-cell>
          <table:table-cell office:value-type="string">
            <text:p>F3</text:p>
          </table:table-cell>
          <table:table-cell table:number-columns-repeated="1019"/>
        </table:table-row>
      </table:table>
      <table:table table:name="Sheet2" table:style-name="ta2" table:print="false">
        <table:table-column table:style-name="co9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9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text>B2</number:text>
      <number:day number:style="long"/>
      <number:text>-</number:text>
      <number:month number:textual="true"/>
    </number:date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/06/2012</text:date>, <text:time>02:3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got</meta:initial-creator>
    <meta:creation-date>2003-10-25T00:27:10</meta:creation-date>
    <dc:creator>Maggot</dc:creator>
    <dc:date>2003-12-18T15:33:36</dc:date>
    <meta:document-statistic meta:table-count="3" meta:cell-count="197" meta:object-count="0"/>
    <meta:generator>OpenOffice.org/3.4$Win32 OpenOffice.org_project/340m1$Build-9590</meta:generator>
  </office:meta>
</office:document-meta>
</file>